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pingListIterator.se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List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Lis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Lis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ListIterator.next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opingListIte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ListIterator.previous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opingListItera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List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opingListIterator.LoopingListIterator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pingListIterator.previou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opingList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